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E8000001F486AFA8FC0DDEB0D6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397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39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0.34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loext:color-lum-mod="100%" loext:color-lum-off="0%" fo:text-shadow="1pt 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cm" fo:margin-bottom="0.2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Purisa" fo:font-size="14pt" fo:letter-spacing="normal" fo:font-style="normal" fo:text-shadow="1pt 1pt" style:text-underline-style="none" fo:font-weight="bold" style:letter-kerning="true" fo:background-color="transparent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style:font-name="Purisa" fo:font-size="14pt" fo:letter-spacing="normal" fo:text-shadow="1pt 1pt" fo:font-weight="bold" fo:background-color="transparent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margin-top="0.2cm" fo:margin-bottom="0.2cm" fo:line-height="100%" fo:text-align="end" fo:text-indent="0cm"/>
      <style:text-properties fo:font-variant="normal" fo:text-transform="none" fo:color="#ffffff" loext:opacity="100%" style:text-outline="false" style:text-line-through-style="none" style:text-line-through-type="none" style:font-name="Purisa" fo:font-size="14pt" fo:letter-spacing="normal" fo:font-style="normal" fo:text-shadow="1pt 1pt" style:text-underline-style="none" fo:font-weight="bold" style:letter-kerning="true" fo:background-color="transparent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style:font-name="Purisa" fo:font-size="14pt" fo:letter-spacing="normal" fo:text-shadow="1pt 1pt" fo:font-weight="bold" fo:background-color="transparent" style:font-size-asian="14pt" style:font-weight-asian="bold" style:font-size-complex="14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ffff" loext:opacity="100%" fo:text-shadow="1pt 1pt"/>
    </style:style>
    <style:style style:name="T2" style:family="text">
      <style:text-properties fo:color="#ffffff" loext:opacity="100%" style:font-name="Purisa" fo:font-size="14pt" fo:letter-spacing="normal" fo:text-shadow="1pt 1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6.085cm" svg:height="11.217cm" svg:x="2.54cm" svg:y="2.108cm">
          <draw:image xlink:href="Pictures/10000000000003E8000001F486AFA8FC0DDEB0D6.jpg" xlink:type="simple" xlink:show="embed" xlink:actuate="onLoad" draw:mime-type="image/jpeg">
            <text:p text:style-name="P1"><text:span text:style-name="T1"/></text:p>
          </draw:image>
        </draw:frame>
        <draw:frame draw:style-name="gr2" draw:text-style-name="P3" draw:layer="layout" svg:width="16.089cm" svg:height="11.217cm" svg:x="2.678cm" svg:y="16.51cm">
          <draw:image xlink:href="Pictures/10000000000003E8000001F486AFA8FC0DDEB0D6.jpg" xlink:type="simple" xlink:show="embed" xlink:actuate="onLoad" draw:mime-type="image/jpeg">
            <text:p/>
          </draw:image>
        </draw:frame>
        <draw:frame draw:style-name="gr3" draw:text-style-name="P5" draw:layer="layout" svg:width="9.525cm" svg:height="10.592cm" svg:x="2.54cm" svg:y="2.108cm">
          <draw:text-box>
            <text:p text:style-name="P4"><text:span text:style-name="T2">Balzac (42)</text:span></text:p>
            <text:p text:style-name="P4"><text:span text:style-name="T2">Tyson &amp; Balzac (188)</text:span></text:p>
            <text:p text:style-name="P4"><text:span text:style-name="T2">Balzac (42)</text:span></text:p>
            <text:p text:style-name="P4"><text:span text:style-name="T2">Tyson &amp; Balzac (188)</text:span></text:p>
            <text:p text:style-name="P4"><text:span text:style-name="T2">Balzac (42)</text:span></text:p>
            <text:p text:style-name="P4"><text:span text:style-name="T2">Tyson &amp; Balzac (188)</text:span></text:p>
            <text:p text:style-name="P4"><text:span text:style-name="T2">Balzac (42)</text:span></text:p>
            <text:p text:style-name="P4"><text:span text:style-name="T2">Tyson &amp; Balzac (188)</text:span></text:p>
            <text:p text:style-name="P4"><text:span text:style-name="T2">Balzac (42)</text:span></text:p>
            <text:p text:style-name="P4"><text:span text:style-name="T2">Tyson &amp; Balzac (188)</text:span></text:p>
          </draw:text-box>
        </draw:frame>
        <draw:frame draw:style-name="gr3" draw:text-style-name="P7" draw:layer="layout" svg:width="9.739cm" svg:height="10.592cm" svg:x="8.89cm" svg:y="16.713cm">
          <draw:text-box>
            <text:p text:style-name="P6"><text:span text:style-name="T2">Balzac (42)</text:span></text:p>
            <text:p text:style-name="P6"><text:span text:style-name="T2">Tyson &amp; Balzac (188)</text:span></text:p>
            <text:p text:style-name="P6"><text:span text:style-name="T2">Balzac (42)</text:span></text:p>
            <text:p text:style-name="P6"><text:span text:style-name="T2">Tyson &amp; Balzac (188)</text:span></text:p>
            <text:p text:style-name="P6"><text:span text:style-name="T2">Balzac (42)</text:span></text:p>
            <text:p text:style-name="P6"><text:span text:style-name="T2">Tyson &amp; Balzac (188)</text:span></text:p>
            <text:p text:style-name="P6"><text:span text:style-name="T2">Balzac (42)</text:span></text:p>
            <text:p text:style-name="P6"><text:span text:style-name="T2">Tyson &amp; Balzac (188)</text:span></text:p>
            <text:p text:style-name="P6"><text:span text:style-name="T2">Balzac (42)</text:span></text:p>
            <text:p text:style-name="P6"><text:span text:style-name="T2">Tyson &amp; Balzac (188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16.085cm" svg:height="11.217cm" svg:x="2.54cm" svg:y="2.108cm">
          <draw:image xlink:href="Pictures/10000000000003E8000001F486AFA8FC0DDEB0D6.jpg" xlink:type="simple" xlink:show="embed" xlink:actuate="onLoad" draw:mime-type="image/jpeg">
            <text:p/>
          </draw:image>
        </draw:frame>
        <draw:frame draw:style-name="gr2" draw:text-style-name="P3" draw:layer="layout" svg:width="16.089cm" svg:height="11.217cm" svg:x="2.678cm" svg:y="16.51cm">
          <draw:image xlink:href="Pictures/10000000000003E8000001F486AFA8FC0DDEB0D6.jpg" xlink:type="simple" xlink:show="embed" xlink:actuate="onLoad" draw:mime-type="image/jpeg">
            <text:p/>
          </draw:image>
        </draw:frame>
        <draw:frame draw:style-name="gr3" draw:text-style-name="P5" draw:layer="layout" svg:width="9.525cm" svg:height="10.592cm" svg:x="2.54cm" svg:y="2.108cm">
          <draw:text-box>
            <text:p text:style-name="P4"><text:span text:style-name="T2">Balzac (42)</text:span></text:p>
            <text:p text:style-name="P4"><text:span text:style-name="T2">Tyson &amp; Balzac (188)</text:span></text:p>
            <text:p text:style-name="P4"><text:span text:style-name="T2">Balzac (42)</text:span></text:p>
            <text:p text:style-name="P4"><text:span text:style-name="T2">Tyson &amp; Balzac (188)</text:span></text:p>
            <text:p text:style-name="P4"><text:span text:style-name="T2">Balzac (42)</text:span></text:p>
            <text:p text:style-name="P4"><text:span text:style-name="T2">Tyson &amp; Balzac (188)</text:span></text:p>
            <text:p text:style-name="P4"><text:span text:style-name="T2">Balzac (42)</text:span></text:p>
            <text:p text:style-name="P4"><text:span text:style-name="T2">Tyson &amp; Balzac (188)</text:span></text:p>
            <text:p text:style-name="P4"><text:span text:style-name="T2">Balzac (42)</text:span></text:p>
            <text:p text:style-name="P4"><text:span text:style-name="T2">Tyson &amp; Balzac (188)</text:span></text:p>
          </draw:text-box>
        </draw:frame>
        <draw:frame draw:style-name="gr3" draw:text-style-name="P7" draw:layer="layout" svg:width="9.739cm" svg:height="10.592cm" svg:x="8.89cm" svg:y="16.713cm">
          <draw:text-box>
            <text:p text:style-name="P6"><text:span text:style-name="T2">Balzac (42)</text:span></text:p>
            <text:p text:style-name="P6"><text:span text:style-name="T2">Tyson &amp; Balzac (188)</text:span></text:p>
            <text:p text:style-name="P6"><text:span text:style-name="T2">Balzac (42)</text:span></text:p>
            <text:p text:style-name="P6"><text:span text:style-name="T2">Tyson &amp; Balzac (188)</text:span></text:p>
            <text:p text:style-name="P6"><text:span text:style-name="T2">Balzac (42)</text:span></text:p>
            <text:p text:style-name="P6"><text:span text:style-name="T2">Tyson &amp; Balzac (188)</text:span></text:p>
            <text:p text:style-name="P6"><text:span text:style-name="T2">Balzac (42)</text:span></text:p>
            <text:p text:style-name="P6"><text:span text:style-name="T2">Tyson &amp; Balzac (188)</text:span></text:p>
            <text:p text:style-name="P6"><text:span text:style-name="T2">Balzac (42)</text:span></text:p>
            <text:p text:style-name="P6"><text:span text:style-name="T2">Tyson &amp; Balzac (188)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7cm" svg:x="1.049cm" svg:y="1.185cm" presentation:class="title" presentation:placeholder="true">
        <draw:text-box/>
      </draw:frame>
      <draw:frame presentation:style-name="Default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49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4:52:32.113996142</meta:creation-date>
    <dc:date>2023-10-20T15:13:33.526340040</dc:date>
    <meta:editing-duration>PT20M59S</meta:editing-duration>
    <meta:editing-cycles>6</meta:editing-cycles>
    <meta:generator>LibreOffice/7.5.6.2$Linux_X86_64 LibreOffice_project/50$Build-2</meta:generator>
    <meta:document-statistic meta:object-count="33"/>
  </office:meta>
</office:document-meta>
</file>